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Text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TextExtractor.extractText( InputStream stream , String typ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ptyTextExtractor.EmptyTextExtractor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TextExtractor.EmptyTextExtractor( String [ ]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